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6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13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1"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>
        <style:tab-stops>
          <style:tab-stop style:position="19.05cm" style:type="right"/>
        </style:tab-stops>
      </style:paragraph-properties>
    </style:style>
    <style:style style:name="P5" style:family="paragraph">
      <loext:graphic-properties draw:fill="none" draw:fill-color="#ffffff"/>
      <style:paragraph-properties fo:text-align="center"/>
      <style:text-properties style:font-name="Segoe UI Semibold1" fo:font-size="26pt" style:font-size-asian="26pt" style:font-size-complex="26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T1" style:family="text">
      <style:text-properties style:font-name="Segoe UI Semibold1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1" fo:font-size="36pt" fo:font-weight="bold" style:font-size-asian="36pt" style:font-weight-asian="bold" style:font-size-complex="36pt" style:font-weight-complex="bold"/>
    </style:style>
    <style:style style:name="T3" style:family="text">
      <style:text-properties style:text-position="33%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5" style:family="text">
      <style:text-properties style:text-position="33% 58%" style:font-name="Segoe UI Semibold1" fo:font-size="32pt" fo:font-style="italic" style:font-size-asian="32pt" style:font-style-asian="italic" style:font-size-complex="32pt" style:font-style-complex="italic"/>
    </style:style>
    <style:style style:name="T6" style:family="text">
      <style:text-properties style:font-name="Segoe UI Semibold1" fo:font-size="32pt" fo:font-style="italic" style:font-size-asian="32pt" style:font-style-asian="italic" style:font-size-complex="32pt" style:font-style-complex="italic"/>
    </style:style>
    <style:style style:name="T7" style:family="text">
      <style:text-properties style:font-name="Segoe UI Semibold1" fo:font-size="20pt" fo:font-style="italic" style:font-size-asian="20pt" style:font-style-asian="italic" style:font-size-complex="20pt" style:font-style-complex="italic"/>
    </style:style>
    <style:style style:name="T8" style:family="text">
      <style:text-properties style:font-name="Segoe UI Semibold1" fo:font-size="20pt" style:font-size-asian="20pt" style:font-size-complex="20pt"/>
    </style:style>
    <style:style style:name="T9" style:family="text">
      <style:text-properties style:font-name="Segoe UI Semibold1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556cm" svg:x="1.778cm" svg:y="1.016cm">
          <draw:text-box>
            <text:p text:style-name="P1"><text:span text:style-name="T1">HOLY GOSPEL</text:span></text:p>
            <text:p text:style-name="P1"><text:span text:style-name="T2">Luke 1:39–5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5" draw:layer="layout" svg:width="24.384cm" svg:height="6.263cm" svg:x="1.778cm" svg:y="1.016cm">
          <draw:text-box>
            <text:p text:style-name="P4"><text:span text:style-name="T3">39</text:span><text:span text:style-name="T4">In those days Mary arose and went with haste into the hill country, to a town in Judah, </text:span><text:span text:style-name="T3">40</text:span><text:span text:style-name="T4">and she entered the house of Zechariah and greeted Elizabe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5" draw:layer="layout" svg:width="24.384cm" svg:height="9.269cm" svg:x="1.778cm" svg:y="0.589cm">
          <draw:text-box>
            <text:p text:style-name="P4"><text:span text:style-name="T5">41</text:span><text:span text:style-name="T6">And when Elizabeth heard the greeting of Mary, the baby leaped in her womb. And Elizabeth was filled with the Holy Spirit, </text:span><text:span text:style-name="T5">42</text:span><text:span text:style-name="T6">and she exclaimed with a loud cry, “Blessed are you among women, and blessed is the fruit of your womb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5" draw:text-style-name="P5" draw:layer="layout" svg:width="24.384cm" svg:height="7.766cm" svg:x="1.778cm" svg:y="1.016cm">
          <draw:text-box>
            <text:p text:style-name="P4"><text:span text:style-name="T5">43</text:span><text:span text:style-name="T6">And why is this granted to me that the mother of my Lord should come to me? </text:span><text:span text:style-name="T5">44</text:span><text:span text:style-name="T6">For behold, when the sound of your greeting came to my ears, the baby in my womb leaped for joy.</text:span><text:span text:style-name="T7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6" draw:text-style-name="P5" draw:layer="layout" svg:width="24.384cm" svg:height="6.92cm" svg:x="1.778cm" svg:y="1.016cm">
          <draw:text-box>
            <text:p text:style-name="P4"><text:span text:style-name="T5">45</text:span><text:span text:style-name="T6">And blessed is she who believed that there would be a fulfillment of what was spoken to her from the Lord.”</text:span></text:p>
            <text:p><text:span text:style-name="T8"/></text:p>
            <text:p text:style-name="P6"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3" draw:text-style-name="P5" draw:layer="layout" svg:width="24.384cm" svg:height="6.263cm" svg:x="1.778cm" svg:y="1.016cm">
          <draw:text-box>
            <text:p text:style-name="P4"><text:span text:style-name="T5">46</text:span><text:span text:style-name="T6">And Mary said, “My soul magnifies the Lord,</text:span></text:p>
            <text:p text:style-name="P4"><text:span text:style-name="T5">47</text:span><text:span text:style-name="T6">and my spirit rejoices in God my Savior,</text:span></text:p>
            <text:p text:style-name="P4"><text:span text:style-name="T5">48</text:span><text:span text:style-name="T6">for he has looked on the humble estate of his servan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7" draw:text-style-name="P5" draw:layer="layout" svg:width="24.384cm" svg:height="4.76cm" svg:x="1.778cm" svg:y="1.016cm">
          <draw:text-box>
            <text:p text:style-name="P4"><text:span text:style-name="T6">For behold, from now on all generations will call me blessed; </text:span><text:span text:style-name="T5">49</text:span><text:span text:style-name="T6">for he who is mighty has done great things for me, and holy is his na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5" draw:text-style-name="P5" draw:layer="layout" svg:width="24.384cm" svg:height="7.766cm" svg:x="1.778cm" svg:y="1.016cm">
          <draw:text-box>
            <text:p text:style-name="P4"><text:span text:style-name="T5">50</text:span><text:span text:style-name="T6">And his mercy is for those who fear him</text:span></text:p>
            <text:p text:style-name="P4"><text:span text:style-name="T6">from generation to generation.</text:span></text:p>
            <text:p text:style-name="P4"><text:span text:style-name="T5">51</text:span><text:span text:style-name="T6">He has shown strength with his arm;</text:span></text:p>
            <text:p text:style-name="P4"><text:span text:style-name="T6">he has scattered the proud in the thoughts of their hearts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3" draw:text-style-name="P5" draw:layer="layout" svg:width="24.384cm" svg:height="6.263cm" svg:x="1.778cm" svg:y="1.016cm">
          <draw:text-box>
            <text:p text:style-name="P4"><text:span text:style-name="T5">52</text:span><text:span text:style-name="T6">he has brought down the mighty from their thrones and exalted those of humble estate;</text:span></text:p>
            <text:p text:style-name="P4"><text:span text:style-name="T5">53</text:span><text:span text:style-name="T6">he has filled the hungry with good things,</text:span></text:p>
            <text:p text:style-name="P4"><text:span text:style-name="T6">and the rich he has sent empty aw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8" draw:text-style-name="P5" draw:layer="layout" svg:width="24.384cm" svg:height="8.382cm" svg:x="1.82cm" svg:y="0.781cm">
          <draw:text-box>
            <text:p text:style-name="P7"><text:span text:style-name="T5">54</text:span><text:span text:style-name="T6">He has helped his servant Israel, in remembrance of his mercy, </text:span><text:span text:style-name="T5">55</text:span><text:span text:style-name="T6">as he spoke to our fathers, to Abraham and to his offspring forever.” </text:span><text:span text:style-name="T5">56</text:span><text:span text:style-name="T6">And Mary remained with her about three months and returned to her ho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0T20:38:49.012000000</meta:creation-date>
    <dc:title>Blue template</dc:title>
    <meta:editing-duration>PT3M</meta:editing-duration>
    <meta:editing-cycles>4</meta:editing-cycles>
    <meta:generator>LibreOffice/6.0.7.3$Windows_X86_64 LibreOffice_project/dc89aa7a9eabfd848af146d5086077aeed2ae4a5</meta:generator>
    <dc:date>2018-12-21T14:53:55.732000000</dc:date>
    <meta:document-statistic meta:object-count="51"/>
  </office:meta>
</office:document-meta>
</file>